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OpenSymbol" svg:font-family="OpenSymbol"/>
    <style:font-face style:name="Verdana" svg:font-family="Verdana"/>
    <style:font-face style:name="Verdana1" svg:font-family="Verdana" style:font-family-generic="swiss"/>
    <style:font-face style:name="Times New Roman" svg:font-family="'Times New Roman'" style:font-family-generic="roman" style:font-pitch="variable"/>
    <style:font-face style:name="Comic Sans MS1" svg:font-family="'Comic Sans MS'" style:font-family-generic="script" style:font-pitch="variable"/>
    <style:font-face style:name="Comic Sans MS" svg:font-family="'Comic Sans MS'" style:font-adornments="Normal" style:font-family-generic="script" style:font-pitch="variable"/>
    <style:font-face style:name="Arial" svg:font-family="Arial" style:font-family-generic="swiss" style:font-pitch="variable"/>
    <style:font-face style:name="Comic Sans MS2" svg:font-family="'Comic Sans M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use-window-font-color="true" style:font-name="Comic Sans MS1" fo:font-size="13pt" fo:language="fr" fo:country="FR" fo:font-weight="normal" style:font-size-asian="13pt" style:font-weight-asian="normal" style:font-size-complex="13pt" style:font-weight-complex="normal"/>
    </style:style>
    <style:style style:name="P2" style:family="paragraph" style:parent-style-name="Standard">
      <style:text-properties fo:font-size="10pt" fo:font-style="normal" style:font-size-asian="10pt" style:font-style-asian="normal" style:font-size-complex="10pt" style:font-style-complex="normal"/>
    </style:style>
    <style:style style:name="P3" style:family="paragraph" style:parent-style-name="Standard">
      <style:text-properties fo:font-size="10pt" style:font-size-asian="10pt" style:font-size-complex="10pt"/>
    </style:style>
    <style:style style:name="P4"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ab-stops>
          <style:tab-stop style:position="1.27cm"/>
        </style:tab-stops>
      </style:paragraph-properties>
      <style:text-properties style:font-name="Verdana" fo:language="fr" fo:country="FR" style:font-name-asian="Verdana" style:font-name-complex="Verdana"/>
    </style:style>
    <style:style style:name="P5" style:family="paragraph" style:parent-style-name="Standard">
      <style:paragraph-properties fo:margin-left="0cm" fo:margin-right="0cm" fo:text-align="start" style:justify-single-word="false" fo:orphans="2" fo:widows="2" fo:text-indent="0cm" style:auto-text-indent="false">
        <style:tab-stops>
          <style:tab-stop style:position="1.27cm"/>
        </style:tab-stops>
      </style:paragraph-properties>
      <style:text-properties fo:color="#000000" style:text-line-through-style="none" style:font-name="Comic Sans MS1" fo:font-size="13pt" fo:language="fr" fo:country="FR" fo:font-style="normal" style:text-underline-style="none" fo:font-weight="normal" style:font-name-asian="Verdana" style:font-size-asian="13pt" style:font-style-asian="normal" style:font-weight-asian="normal" style:font-name-complex="Verdana" style:font-size-complex="13pt" style:font-style-complex="normal" style:font-weight-complex="normal"/>
    </style:style>
    <style:style style:name="P6" style:family="paragraph" style:parent-style-name="Standard">
      <style:paragraph-properties fo:margin-left="0cm" fo:margin-right="0cm" fo:text-align="start" style:justify-single-word="false" fo:orphans="2" fo:widows="2" fo:text-indent="0cm" style:auto-text-indent="false">
        <style:tab-stops>
          <style:tab-stop style:position="1.27cm"/>
        </style:tab-stops>
      </style:paragraph-properties>
      <style:text-properties fo:color="#000000" style:text-line-through-style="none" style:font-name="Comic Sans MS1" fo:font-size="10pt" fo:language="fr" fo:country="FR"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7" style:family="paragraph" style:parent-style-name="Text_20_body">
      <style:paragraph-properties fo:margin-left="0cm" fo:margin-right="0cm" fo:text-align="start" style:justify-single-word="false" fo:orphans="2" fo:widows="2" fo:text-indent="0cm" style:auto-text-indent="false">
        <style:tab-stops>
          <style:tab-stop style:position="1.27cm"/>
        </style:tab-stops>
      </style:paragraph-properties>
      <style:text-properties fo:color="#000000" style:text-line-through-style="none" style:font-name="Comic Sans MS1" fo:font-size="12pt" fo:language="fr" fo:country="FR" fo:font-style="italic" style:text-underline-style="none" fo:font-weight="normal" style:font-name-asian="Verdana" style:font-size-asian="12pt" style:font-style-asian="italic" style:font-weight-asian="normal" style:font-name-complex="Verdana" style:font-size-complex="12pt" style:font-style-complex="italic" style:font-weight-complex="normal"/>
    </style:style>
    <style:style style:name="P8" style:family="paragraph" style:parent-style-name="Text_20_body">
      <style:paragraph-properties fo:margin-left="0cm" fo:margin-right="0cm" fo:line-height="150%" fo:text-align="start" style:justify-single-word="false" fo:orphans="2" fo:widows="2" fo:text-indent="0cm" style:auto-text-indent="false">
        <style:tab-stops>
          <style:tab-stop style:position="1.27cm"/>
        </style:tab-stops>
      </style:paragraph-properties>
      <style:text-properties fo:color="#000000" style:text-line-through-style="none" style:font-name="Comic Sans MS1" fo:font-size="13pt" fo:language="fr" fo:country="FR" fo:font-style="normal" style:text-underline-style="none" fo:font-weight="normal" style:font-name-asian="Verdana" style:font-size-asian="13pt" style:font-style-asian="normal" style:font-weight-asian="normal" style:font-name-complex="Verdana" style:font-size-complex="13pt" style:font-style-complex="normal" style:font-weight-complex="normal"/>
    </style:style>
    <style:style style:name="P9" style:family="paragraph" style:parent-style-name="Text_20_body">
      <style:paragraph-properties fo:margin-left="0cm" fo:margin-right="0cm" fo:line-height="150%" fo:text-align="end" style:justify-single-word="false" fo:orphans="2" fo:widows="2" fo:text-indent="0cm" style:auto-text-indent="false">
        <style:tab-stops>
          <style:tab-stop style:position="1.27cm"/>
        </style:tab-stops>
      </style:paragraph-properties>
      <style:text-properties fo:color="#000000" style:text-line-through-style="none" style:font-name="Comic Sans MS1" fo:font-size="13pt" fo:language="fr" fo:country="FR" fo:font-style="normal" style:text-underline-style="none" fo:font-weight="normal" style:font-name-asian="Verdana" style:font-size-asian="13pt" style:font-style-asian="normal" style:font-weight-asian="normal" style:font-name-complex="Verdana" style:font-size-complex="13pt" style:font-style-complex="normal" style:font-weight-complex="normal"/>
    </style:style>
    <style:style style:name="P10" style:family="paragraph" style:parent-style-name="Text_20_body">
      <style:paragraph-properties fo:margin-left="0cm" fo:margin-right="0cm" fo:line-height="150%" fo:text-align="end" style:justify-single-word="false" fo:orphans="2" fo:widows="2" fo:text-indent="0cm" style:auto-text-indent="false">
        <style:tab-stops>
          <style:tab-stop style:position="1.27cm"/>
        </style:tab-stops>
      </style:paragraph-properties>
      <style:text-properties fo:color="#000000" style:text-line-through-style="none" style:font-name="Comic Sans MS1" fo:font-size="13pt" fo:language="fr" fo:country="FR" fo:font-style="italic" style:text-underline-style="none" fo:font-weight="normal" style:font-name-asian="Verdana" style:font-size-asian="13pt" style:font-style-asian="italic" style:font-weight-asian="normal" style:font-name-complex="Verdana" style:font-size-complex="13pt" style:font-style-complex="italic" style:font-weight-complex="normal"/>
    </style:style>
    <style:style style:name="P11" style:family="paragraph" style:parent-style-name="Text_20_body">
      <style:paragraph-properties fo:margin-left="0cm" fo:margin-right="0cm" fo:line-height="150%" fo:text-align="end" style:justify-single-word="false" fo:orphans="2" fo:widows="2" fo:text-indent="0cm" style:auto-text-indent="false" fo:break-before="page">
        <style:tab-stops>
          <style:tab-stop style:position="1.27cm"/>
        </style:tab-stops>
      </style:paragraph-properties>
      <style:text-properties fo:color="#000000" style:text-line-through-style="none" style:font-name="Comic Sans MS1" fo:font-size="13pt" fo:language="fr" fo:country="FR" fo:font-style="italic" style:text-underline-style="none" fo:font-weight="normal" style:font-name-asian="Verdana" style:font-size-asian="13pt" style:font-style-asian="italic" style:font-weight-asian="normal" style:font-name-complex="Verdana" style:font-size-complex="13pt" style:font-style-complex="italic" style:font-weight-complex="normal"/>
    </style:style>
    <style:style style:name="P12" style:family="paragraph" style:parent-style-name="Heading_20_3">
      <style:paragraph-properties fo:margin-left="0cm" fo:margin-right="0cm" fo:text-align="start" style:justify-single-word="false" fo:orphans="2" fo:widows="2" fo:text-indent="0cm" style:auto-text-indent="false" fo:break-before="page">
        <style:tab-stops>
          <style:tab-stop style:position="1.27cm"/>
        </style:tab-stops>
      </style:paragraph-properties>
      <style:text-properties fo:color="#000000" style:text-line-through-style="none" style:font-name="Comic Sans MS1" fo:font-size="13pt" fo:language="fr" fo:country="FR" fo:font-style="normal" style:text-underline-style="none" fo:font-weight="normal" style:font-name-asian="Verdana" style:font-size-asian="13pt" style:font-style-asian="normal" style:font-weight-asian="normal" style:font-name-complex="Verdana" style:font-size-complex="13pt" style:font-style-complex="normal" style:font-weight-complex="normal"/>
    </style:style>
    <style:style style:name="P13" style:family="paragraph" style:parent-style-name="Heading_20_3">
      <style:paragraph-properties fo:margin-left="0cm" fo:margin-right="0cm" fo:text-align="start" style:justify-single-word="false" fo:orphans="2" fo:widows="2" fo:text-indent="0cm" style:auto-text-indent="false" fo:break-before="page">
        <style:tab-stops>
          <style:tab-stop style:position="1.27cm"/>
        </style:tab-stops>
      </style:paragraph-properties>
      <style:text-properties fo:color="#000000" style:text-line-through-style="none" style:font-name="Comic Sans MS1" fo:font-size="10pt" fo:language="fr" fo:country="FR"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14" style:family="paragraph" style:parent-style-name="Heading_20_3">
      <style:paragraph-properties fo:margin-left="0cm" fo:margin-right="0cm" fo:text-align="start" style:justify-single-word="false" fo:orphans="2" fo:widows="2" fo:text-indent="0cm" style:auto-text-indent="false" fo:break-before="page">
        <style:tab-stops>
          <style:tab-stop style:position="1.27cm"/>
        </style:tab-stops>
      </style:paragraph-properties>
      <style:text-properties style:text-line-through-style="none" style:font-name="Comic Sans MS1" fo:font-size="13pt" fo:language="fr" fo:country="FR" fo:font-style="normal" style:text-underline-style="none" fo:font-weight="normal" style:font-name-asian="Verdana" style:font-size-asian="13pt" style:font-style-asian="normal" style:font-weight-asian="normal" style:font-name-complex="Verdana" style:font-size-complex="13pt" style:font-style-complex="normal" style:font-weight-complex="normal"/>
    </style:style>
    <style:style style:name="P15" style:family="paragraph" style:parent-style-name="Heading_20_3">
      <style:paragraph-properties fo:margin-left="0cm" fo:margin-right="0cm" fo:text-align="start" style:justify-single-word="false" fo:orphans="2" fo:widows="2" fo:text-indent="0cm" style:auto-text-indent="false">
        <style:tab-stops>
          <style:tab-stop style:position="1.27cm"/>
        </style:tab-stops>
      </style:paragraph-properties>
    </style:style>
    <style:style style:name="P16" style:family="paragraph" style:parent-style-name="Heading_20_3">
      <style:paragraph-properties fo:margin-left="0cm" fo:margin-right="0cm" fo:text-align="start" style:justify-single-word="false" fo:orphans="2" fo:widows="2" fo:text-indent="0cm" style:auto-text-indent="false">
        <style:tab-stops>
          <style:tab-stop style:position="1.27cm"/>
        </style:tab-stops>
      </style:paragraph-properties>
      <style:text-properties fo:color="#000000" style:text-line-through-style="none" style:font-name="Comic Sans MS1" fo:font-size="13pt" fo:language="fr" fo:country="FR" fo:font-style="normal" style:text-underline-style="none" fo:font-weight="normal" style:font-name-asian="Verdana" style:font-size-asian="13pt" style:font-style-asian="normal" style:font-weight-asian="normal" style:font-name-complex="Verdana" style:font-size-complex="13pt" style:font-style-complex="normal" style:font-weight-complex="normal"/>
    </style:style>
    <style:style style:name="P17" style:family="paragraph" style:parent-style-name="Heading_20_3">
      <style:paragraph-properties fo:margin-left="0cm" fo:margin-right="0cm" fo:text-align="start" style:justify-single-word="false" fo:orphans="2" fo:widows="2" fo:text-indent="0cm" style:auto-text-indent="false">
        <style:tab-stops>
          <style:tab-stop style:position="1.27cm"/>
        </style:tab-stops>
      </style:paragraph-properties>
      <style:text-properties fo:color="#000000" style:text-line-through-style="none" style:font-name="Comic Sans MS1" fo:font-size="10pt" fo:language="fr" fo:country="FR"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18" style:family="paragraph" style:parent-style-name="Heading_20_3">
      <style:paragraph-properties fo:margin-left="0cm" fo:margin-right="0cm" fo:text-align="start" style:justify-single-word="false" fo:orphans="2" fo:widows="2" fo:text-indent="0cm" style:auto-text-indent="false" style:writing-mode="lr-tb">
        <style:tab-stops>
          <style:tab-stop style:position="1.27cm"/>
        </style:tab-stops>
      </style:paragraph-properties>
      <style:text-properties fo:color="#000000" style:text-line-through-style="none" style:font-name="Comic Sans MS1" fo:font-size="13pt" fo:language="fr" fo:country="FR" fo:font-style="normal" style:text-underline-style="none" fo:font-weight="normal" style:font-name-asian="Verdana" style:font-size-asian="13pt" style:font-style-asian="normal" style:font-weight-asian="normal" style:font-name-complex="Verdana" style:font-size-complex="13pt" style:font-style-complex="normal" style:font-weight-complex="normal"/>
    </style:style>
    <style:style style:name="P19" style:family="paragraph" style:parent-style-name="Standard">
      <style:paragraph-properties fo:line-height="115%" fo:break-before="auto" fo:break-after="auto" style:writing-mode="lr-tb">
        <style:tab-stops>
          <style:tab-stop style:position="1.27cm"/>
        </style:tab-stops>
      </style:paragraph-properties>
      <style:text-properties style:font-name="Verdana" fo:language="fr" fo:country="FR" style:font-name-asian="Verdana" style:font-name-complex="Verdana"/>
    </style:style>
    <style:style style:name="P20" style:family="paragraph" style:parent-style-name="Standard">
      <style:paragraph-properties fo:line-height="115%" fo:break-before="auto" fo:break-after="auto" style:writing-mode="lr-tb"/>
      <style:text-properties fo:language="fr" fo:country="FR"/>
    </style:style>
    <style:style style:name="P21" style:family="paragraph" style:parent-style-name="Standard">
      <style:paragraph-properties fo:line-height="115%" fo:break-before="auto" fo:break-after="auto" style:writing-mode="lr-tb">
        <style:tab-stops>
          <style:tab-stop style:position="1.27cm"/>
        </style:tab-stops>
      </style:paragraph-properties>
      <style:text-properties fo:language="fr" fo:country="FR"/>
    </style:style>
    <style:style style:name="P22" style:family="paragraph" style:parent-style-name="Standard">
      <style:paragraph-properties fo:line-height="100%" fo:break-before="auto" fo:break-after="auto" style:writing-mode="lr-tb"/>
      <style:text-properties fo:language="fr" fo:country="FR"/>
    </style:style>
    <style:style style:name="P23" style:family="paragraph" style:parent-style-name="Standard">
      <style:paragraph-properties fo:line-height="115%" fo:break-before="auto" fo:break-after="auto" style:writing-mode="lr-tb"/>
      <style:text-properties style:font-name="Comic Sans MS2" fo:language="fr" fo:country="FR"/>
    </style:style>
    <style:style style:name="P24" style:family="paragraph" style:parent-style-name="Standard">
      <style:paragraph-properties fo:line-height="100%" fo:break-before="auto" fo:break-after="auto" style:writing-mode="lr-tb">
        <style:tab-stops>
          <style:tab-stop style:position="1.27cm"/>
        </style:tab-stops>
      </style:paragraph-properties>
      <style:text-properties style:font-name="Comic Sans MS2" fo:language="fr" fo:country="FR"/>
    </style:style>
    <style:style style:name="P25" style:family="paragraph" style:parent-style-name="Standard">
      <style:paragraph-properties fo:line-height="100%" fo:break-before="auto" fo:break-after="auto" style:writing-mode="lr-tb"/>
      <style:text-properties style:font-name="Comic Sans MS2" fo:font-size="13pt" fo:language="fr" fo:country="FR" style:font-size-asian="13pt" style:font-size-complex="13pt"/>
    </style:style>
    <style:style style:name="P26" style:family="paragraph" style:parent-style-name="Standard">
      <style:paragraph-properties fo:line-height="100%" fo:break-before="auto" fo:break-after="auto" style:writing-mode="lr-tb"/>
      <style:text-properties fo:color="#1155cc" style:font-name="Comic Sans MS2" fo:language="fr" fo:country="FR" style:text-underline-style="solid" style:text-underline-width="auto" style:text-underline-color="font-color" fo:font-weight="bold" style:font-name-asian="Verdana" style:font-weight-asian="bold" style:font-name-complex="Verdana" style:font-weight-complex="bold"/>
    </style:style>
    <style:style style:name="P27" style:family="paragraph" style:parent-style-name="Standard">
      <style:paragraph-properties fo:line-height="100%" fo:break-before="auto" fo:break-after="auto" style:writing-mode="lr-tb"/>
      <style:text-properties style:font-name="Comic Sans MS1" fo:font-size="13pt" fo:language="fr" fo:country="FR" fo:font-weight="normal" style:font-name-asian="Verdana" style:font-size-asian="13pt" style:font-weight-asian="normal" style:font-name-complex="Verdana" style:font-size-complex="13pt" style:font-weight-complex="normal"/>
    </style:style>
    <style:style style:name="P28" style:family="paragraph" style:parent-style-name="Standard">
      <style:paragraph-properties fo:line-height="100%" fo:break-before="auto" fo:break-after="auto" style:writing-mode="lr-tb">
        <style:tab-stops>
          <style:tab-stop style:position="1.27cm"/>
        </style:tab-stops>
      </style:paragraph-properties>
      <style:text-properties style:font-name="Comic Sans MS1" fo:font-size="13pt" fo:language="fr" fo:country="FR" fo:font-weight="normal" style:font-name-asian="Verdana" style:font-size-asian="13pt" style:font-weight-asian="normal" style:font-name-complex="Verdana" style:font-size-complex="13pt" style:font-weight-complex="normal"/>
    </style:style>
    <style:style style:name="P29" style:family="paragraph" style:parent-style-name="Heading_20_2">
      <style:paragraph-properties fo:break-before="auto" fo:break-after="auto"/>
    </style:style>
    <style:style style:name="P30" style:family="paragraph" style:parent-style-name="Standard">
      <style:paragraph-properties fo:line-height="100%" style:writing-mode="lr-tb">
        <style:tab-stops>
          <style:tab-stop style:position="1.27cm"/>
        </style:tab-stops>
      </style:paragraph-properties>
    </style:style>
    <style:style style:name="P31" style:family="paragraph" style:parent-style-name="Standard">
      <style:paragraph-properties fo:line-height="100%" style:writing-mode="lr-tb"/>
      <style:text-properties style:font-name="Comic Sans MS2" fo:font-size="13pt" fo:language="fr" fo:country="FR" style:font-size-asian="13pt" style:font-size-complex="13pt"/>
    </style:style>
    <style:style style:name="P32" style:family="paragraph" style:parent-style-name="Standard">
      <style:paragraph-properties fo:line-height="100%" style:writing-mode="lr-tb">
        <style:tab-stops>
          <style:tab-stop style:position="1.27cm"/>
        </style:tab-stops>
      </style:paragraph-properties>
      <style:text-properties style:font-name="Comic Sans MS1" fo:font-size="13pt" fo:language="fr" fo:country="FR" fo:font-weight="normal" style:font-size-asian="13pt" style:font-weight-asian="normal" style:font-size-complex="13pt" style:font-weight-complex="normal"/>
    </style:style>
    <style:style style:name="P33" style:family="paragraph" style:parent-style-name="Standard">
      <style:paragraph-properties fo:line-height="100%" style:writing-mode="lr-tb"/>
      <style:text-properties style:font-name="Comic Sans MS1" fo:font-size="13pt" fo:language="fr" fo:country="FR" fo:font-weight="normal" style:font-name-asian="Verdana" style:font-size-asian="13pt" style:font-weight-asian="normal" style:font-name-complex="Verdana" style:font-size-complex="13pt" style:font-weight-complex="normal"/>
    </style:style>
    <style:style style:name="P34" style:family="paragraph" style:parent-style-name="Standard">
      <style:paragraph-properties fo:line-height="100%" style:writing-mode="lr-tb">
        <style:tab-stops>
          <style:tab-stop style:position="1.27cm"/>
        </style:tab-stops>
      </style:paragraph-properties>
      <style:text-properties style:font-name="Comic Sans MS1" fo:font-size="13pt" fo:language="fr" fo:country="FR" fo:font-weight="normal" style:font-name-asian="Verdana" style:font-size-asian="13pt" style:font-weight-asian="normal" style:font-name-complex="Verdana" style:font-size-complex="13pt" style:font-weight-complex="normal"/>
    </style:style>
    <style:style style:name="P35" style:family="paragraph" style:parent-style-name="Heading_20_3">
      <style:paragraph-properties fo:line-height="100%" style:writing-mode="lr-tb">
        <style:tab-stops>
          <style:tab-stop style:position="1.27cm"/>
        </style:tab-stops>
      </style:paragraph-properties>
      <style:text-properties style:font-name="Comic Sans MS1" fo:font-size="13pt" fo:language="fr" fo:country="FR" fo:font-weight="normal" style:font-name-asian="Verdana" style:font-size-asian="13pt" style:font-weight-asian="normal" style:font-name-complex="Verdana" style:font-size-complex="13pt" style:font-weight-complex="normal"/>
    </style:style>
    <style:style style:name="P36" style:family="paragraph" style:parent-style-name="Heading_20_3">
      <style:paragraph-properties fo:line-height="100%" style:writing-mode="lr-tb">
        <style:tab-stops>
          <style:tab-stop style:position="1.27cm"/>
        </style:tab-stops>
      </style:paragraph-properties>
      <style:text-properties fo:color="#000000" style:font-name="Comic Sans MS1" fo:font-size="13pt" fo:language="fr" fo:country="FR" fo:font-weight="normal" style:font-name-asian="Verdana" style:font-size-asian="13pt" style:font-weight-asian="normal" style:font-name-complex="Verdana" style:font-size-complex="13pt" style:font-weight-complex="normal"/>
    </style:style>
    <style:style style:name="P37" style:family="paragraph" style:parent-style-name="Heading_20_3">
      <style:paragraph-properties fo:line-height="100%" style:writing-mode="lr-tb">
        <style:tab-stops>
          <style:tab-stop style:position="1.27cm"/>
        </style:tab-stops>
      </style:paragraph-properties>
      <style:text-properties fo:color="#000000" style:font-name="Comic Sans MS1" fo:font-size="10pt" fo:language="fr" fo:country="FR" fo:font-weight="normal" style:font-name-asian="Verdana" style:font-size-asian="10pt" style:font-weight-asian="normal" style:font-name-complex="Verdana" style:font-size-complex="10pt" style:font-weight-complex="normal"/>
    </style:style>
    <style:style style:name="P38" style:family="paragraph" style:parent-style-name="Standard">
      <style:paragraph-properties fo:line-height="115%" fo:break-before="page" style:writing-mode="lr-tb">
        <style:tab-stops>
          <style:tab-stop style:position="1.27cm"/>
        </style:tab-stops>
      </style:paragraph-properties>
      <style:text-properties fo:language="fr" fo:country="FR"/>
    </style:style>
    <style:style style:name="P39" style:family="paragraph" style:parent-style-name="Standard">
      <style:paragraph-properties fo:line-height="115%" fo:break-before="page" style:writing-mode="lr-tb">
        <style:tab-stops>
          <style:tab-stop style:position="1.27cm"/>
        </style:tab-stops>
      </style:paragraph-properties>
      <style:text-properties style:font-name="Verdana" fo:language="fr" fo:country="FR" style:font-name-asian="Verdana" style:font-name-complex="Verdana"/>
    </style:style>
    <style:style style:name="P40" style:family="paragraph" style:parent-style-name="Heading_20_1">
      <style:paragraph-properties fo:break-before="page"/>
    </style:style>
    <style:style style:name="P41" style:family="paragraph" style:parent-style-name="Heading_20_2">
      <style:text-properties style:font-name-asian="Verdana" style:font-name-complex="Verdana"/>
    </style:style>
    <style:style style:name="P42" style:family="paragraph" style:parent-style-name="Text_20_body">
      <style:text-properties style:font-name="Comic Sans MS1" fo:font-size="12pt" style:font-size-asian="12pt" style:font-size-complex="12pt"/>
    </style:style>
    <style:style style:name="P43" style:family="paragraph" style:parent-style-name="Text_20_body">
      <style:paragraph-properties fo:line-height="150%"/>
      <style:text-properties style:font-name="Comic Sans MS1" fo:font-size="13pt" style:font-size-asian="13pt" style:font-size-complex="13pt"/>
    </style:style>
    <style:style style:name="P44" style:family="paragraph" style:parent-style-name="Text_20_body">
      <style:text-properties style:text-underline-style="solid" style:text-underline-width="auto" style:text-underline-color="font-color"/>
    </style:style>
    <style:style style:name="P45" style:family="paragraph" style:parent-style-name="Heading_20_3">
      <style:text-properties style:font-name-asian="Verdana" style:font-name-complex="Verdana"/>
    </style:style>
    <style:style style:name="P46" style:family="paragraph" style:parent-style-name="Standard" style:list-style-name="LS2">
      <style:text-properties style:use-window-font-color="true" style:font-name="Comic Sans MS1" fo:font-size="13pt" fo:language="fr" fo:country="FR" fo:font-weight="normal" style:font-size-asian="13pt" style:font-weight-asian="normal" style:font-size-complex="13pt" style:font-weight-complex="normal"/>
    </style:style>
    <style:style style:name="P47" style:family="paragraph" style:parent-style-name="Standard" style:list-style-name="L2"/>
    <style:style style:name="P48" style:family="paragraph" style:parent-style-name="Standard" style:list-style-name="L2">
      <style:text-properties fo:font-weight="normal" style:font-weight-asian="normal" style:font-weight-complex="normal"/>
    </style:style>
    <style:style style:name="P49" style:family="paragraph" style:parent-style-name="Standard" style:list-style-name="L2">
      <style:text-properties fo:font-size="10pt" fo:font-style="normal" style:font-size-asian="10pt" style:font-style-asian="normal" style:font-size-complex="10pt" style:font-style-complex="normal"/>
    </style:style>
    <style:style style:name="P50" style:family="paragraph" style:parent-style-name="Standard" style:list-style-name="LS1">
      <style:paragraph-properties fo:margin-left="0cm" fo:margin-right="0cm" fo:margin-top="0cm" fo:margin-bottom="0cm" fo:line-height="100%" fo:text-align="start" style:justify-single-word="false" fo:text-indent="0cm" style:auto-text-indent="false" style:writing-mode="lr-tb"/>
      <style:text-properties style:font-name="Comic Sans MS1" fo:font-size="13pt" fo:language="fr" fo:country="FR" fo:font-weight="normal" style:font-name-asian="Verdana" style:font-size-asian="13pt" style:font-weight-asian="normal" style:font-name-complex="Verdana" style:font-size-complex="13pt" style:font-weight-complex="normal"/>
    </style:style>
    <style:style style:name="P51" style:family="paragraph" style:parent-style-name="Standard" style:list-style-name="LS1">
      <style:paragraph-properties fo:margin-left="0cm" fo:margin-right="0cm" fo:margin-top="0cm" fo:margin-bottom="0cm" fo:line-height="100%" fo:text-align="start" style:justify-single-word="false" fo:text-indent="0cm" style:auto-text-indent="false" fo:break-before="auto" fo:break-after="auto" style:writing-mode="lr-tb"/>
      <style:text-properties style:font-name="Comic Sans MS1" fo:font-size="13pt" fo:language="fr" fo:country="FR" fo:font-weight="normal" style:font-name-asian="Verdana" style:font-size-asian="13pt" style:font-weight-asian="normal" style:font-name-complex="Verdana" style:font-size-complex="13pt" style:font-weight-complex="normal"/>
    </style:style>
    <style:style style:name="P52" style:family="paragraph" style:parent-style-name="Standard" style:list-style-name="LS2">
      <style:paragraph-properties fo:margin-left="0cm" fo:margin-right="0cm" fo:margin-top="0cm" fo:margin-bottom="0cm" fo:line-height="115%" fo:text-align="start" style:justify-single-word="false" fo:text-indent="0cm" style:auto-text-indent="false" fo:break-before="auto" fo:break-after="auto" style:writing-mode="lr-tb"/>
      <style:text-properties fo:language="fr" fo:country="FR"/>
    </style:style>
    <style:style style:name="P53" style:family="paragraph" style:parent-style-name="Standard" style:list-style-name="L1">
      <style:paragraph-properties fo:line-height="100%" style:writing-mode="lr-tb">
        <style:tab-stops>
          <style:tab-stop style:position="1.27cm"/>
        </style:tab-stops>
      </style:paragraph-properties>
      <style:text-properties style:font-name="Comic Sans MS1" fo:font-size="13pt" fo:language="fr" fo:country="FR" fo:font-weight="normal" style:font-name-asian="Verdana" style:font-size-asian="13pt" style:font-weight-asian="normal" style:font-name-complex="Verdana" style:font-size-complex="13pt" style:font-weight-complex="normal"/>
    </style:style>
    <style:style style:name="P54" style:family="paragraph" style:parent-style-name="Standard">
      <style:paragraph-properties fo:margin-left="0cm" fo:margin-right="0cm" fo:text-indent="0.499cm" style:auto-text-indent="false"/>
      <style:text-properties fo:font-size="12pt" fo:font-style="italic" style:font-size-asian="12pt" style:font-style-asian="italic" style:font-size-complex="12pt" style:font-style-complex="italic"/>
    </style:style>
    <style:style style:name="P55" style:family="paragraph" style:parent-style-name="Standard">
      <style:paragraph-properties fo:margin-left="0cm" fo:margin-right="0cm" fo:line-height="115%" fo:text-align="start" style:justify-single-word="false" fo:orphans="2" fo:widows="2" fo:text-indent="0.499cm" style:auto-text-indent="false"/>
      <style:text-properties fo:font-size="12pt" fo:font-style="italic" style:font-size-asian="12pt" style:font-style-asian="italic" style:font-size-complex="12pt" style:font-style-complex="italic"/>
    </style:style>
    <style:style style:name="P56" style:family="paragraph" style:parent-style-name="Standard">
      <style:paragraph-properties fo:margin-left="0cm" fo:margin-right="0cm" fo:text-indent="0.499cm" style:auto-text-indent="false"/>
      <style:text-properties fo:font-size="12pt" style:font-size-asian="12pt" style:font-size-complex="12pt"/>
    </style:style>
    <style:style style:name="P57" style:family="paragraph" style:parent-style-name="Standard">
      <style:paragraph-properties fo:margin-left="0cm" fo:margin-right="0cm" fo:text-indent="0.499cm" style:auto-text-indent="false"/>
    </style:style>
    <style:style style:name="P58" style:family="paragraph" style:parent-style-name="Standard">
      <style:paragraph-properties fo:margin-left="0cm" fo:margin-right="0cm" fo:text-indent="0.499cm" style:auto-text-indent="false" fo:break-before="page"/>
      <style:text-properties fo:font-size="12pt" style:text-underline-style="solid" style:text-underline-width="auto" style:text-underline-color="font-color" style:font-size-asian="12pt" style:font-size-complex="12pt"/>
    </style:style>
    <style:style style:name="P59" style:family="paragraph" style:parent-style-name="Standard" style:list-style-name="LS2">
      <style:paragraph-properties fo:margin-top="0cm" fo:margin-bottom="0cm" fo:line-height="115%" fo:break-before="auto" fo:break-after="auto" style:writing-mode="lr-tb"/>
      <style:text-properties fo:language="fr" fo:country="FR"/>
    </style:style>
    <style:style style:name="P60" style:family="paragraph" style:parent-style-name="Heading_20_3">
      <style:paragraph-properties fo:line-height="115%" fo:break-before="auto" fo:break-after="auto" style:writing-mode="lr-tb"/>
      <style:text-properties style:use-window-font-color="true" style:font-name="Comic Sans MS2" fo:font-size="13pt" fo:language="fr" fo:country="FR" fo:font-weight="normal" style:font-size-asian="13pt" style:font-weight-asian="normal" style:font-size-complex="13pt" style:font-weight-complex="normal"/>
    </style:style>
    <style:style style:name="P61" style:family="paragraph" style:parent-style-name="Heading_20_3">
      <style:paragraph-properties fo:line-height="115%" style:writing-mode="lr-tb"/>
      <style:text-properties style:use-window-font-color="true" style:font-name="Comic Sans MS2" fo:font-size="13pt" fo:language="fr" fo:country="FR" fo:font-weight="normal" style:font-size-asian="13pt" style:font-weight-asian="normal" style:font-size-complex="13pt" style:font-weight-complex="normal"/>
    </style:style>
    <style:style style:name="P62" style:family="paragraph" style:parent-style-name="Heading_20_3">
      <style:paragraph-properties fo:margin-top="0.494cm" fo:margin-bottom="0.141cm" fo:line-height="100%" fo:break-before="page" style:writing-mode="lr-tb"/>
      <style:text-properties fo:language="fr" fo:country="FR"/>
    </style:style>
    <style:style style:name="P63" style:family="paragraph" style:parent-style-name="Heading_20_3">
      <style:paragraph-properties fo:margin-top="0.494cm" fo:margin-bottom="0.141cm" fo:line-height="100%" fo:break-before="auto" fo:break-after="auto" style:writing-mode="lr-tb"/>
      <style:text-properties fo:language="fr" fo:country="FR"/>
    </style:style>
    <style:style style:name="P64" style:family="paragraph" style:parent-style-name="Heading_20_1" style:master-page-name="Standard">
      <style:paragraph-properties fo:margin-top="0cm" fo:margin-bottom="0cm" fo:line-height="115%" style:page-number="auto" fo:break-before="auto" fo:break-after="auto" fo:padding="0cm" fo:border-left="none" fo:border-right="none" fo:border-top="none" fo:border-bottom="1.5pt solid #808080" style:writing-mode="lr-tb"/>
      <style:text-properties style:font-name="Comic Sans MS2" fo:language="fr" fo:country="FR"/>
    </style:style>
    <style:style style:name="P65" style:family="paragraph" style:parent-style-name="Heading_20_1">
      <style:paragraph-properties fo:margin-top="0cm" fo:margin-bottom="0cm" fo:line-height="115%" fo:break-before="auto" fo:break-after="auto" style:writing-mode="lr-tb"/>
      <style:text-properties fo:color="#980000" style:font-name="Comic Sans MS2" fo:language="fr" fo:country="FR" style:font-name-asian="Verdana" style:font-name-complex="Verdana"/>
    </style:style>
    <style:style style:name="P66" style:family="paragraph" style:parent-style-name="Heading_20_1">
      <style:paragraph-properties fo:margin-top="0cm" fo:margin-bottom="0cm" fo:line-height="115%" fo:break-before="auto" fo:break-after="auto" style:writing-mode="lr-tb"/>
      <style:text-properties style:font-name="Comic Sans MS2" fo:language="fr" fo:country="FR"/>
    </style:style>
    <style:style style:name="P67" style:family="paragraph" style:parent-style-name="Heading_20_1">
      <style:paragraph-properties fo:margin-top="0.494cm" fo:margin-bottom="0cm" fo:line-height="100%" fo:break-before="page" style:writing-mode="lr-tb"/>
      <style:text-properties fo:language="fr" fo:country="FR"/>
    </style:style>
    <style:style style:name="P68" style:family="paragraph" style:parent-style-name="Heading_20_2">
      <style:paragraph-properties fo:line-height="115%" fo:break-before="auto" fo:break-after="auto" style:writing-mode="lr-tb"/>
      <style:text-properties style:font-name="Comic Sans MS2" fo:language="fr" fo:country="FR"/>
    </style:style>
    <style:style style:name="P69" style:family="paragraph" style:parent-style-name="Heading_20_2">
      <style:paragraph-properties fo:line-height="115%" style:writing-mode="lr-tb"/>
      <style:text-properties style:font-name="Comic Sans MS2" fo:language="fr" fo:country="FR" style:font-name-asian="Verdana" style:font-name-complex="Verdana"/>
    </style:style>
    <style:style style:name="T1" style:family="text">
      <style:text-properties fo:color="#980000" style:font-name-asian="Verdana" style:font-name-complex="Verdana"/>
    </style:style>
    <style:style style:name="T2" style:family="text">
      <style:text-properties fo:color="#980000" fo:font-style="italic" style:font-name-asian="Verdana" style:font-style-asian="italic" style:font-name-complex="Verdana" style:font-style-complex="italic"/>
    </style:style>
    <style:style style:name="T3" style:family="text">
      <style:text-properties style:font-name="Verdana" style:font-name-asian="Verdana" style:font-name-complex="Verdana"/>
    </style:style>
    <style:style style:name="T4" style:family="text">
      <style:text-properties style:font-name="Verdana" fo:font-weight="bold" style:font-name-asian="Verdana" style:font-weight-asian="bold" style:font-name-complex="Verdana" style:font-weight-complex="bold"/>
    </style:style>
    <style:style style:name="T5" style:family="text">
      <style:text-properties fo:color="#1155cc" style:font-name="Comic Sans MS1" fo:font-size="13pt" fo:language="fr" fo:country="FR" style:text-underline-style="solid" style:text-underline-width="auto" style:text-underline-color="font-color" fo:font-weight="normal" style:font-name-asian="Verdana" style:font-size-asian="13pt" style:font-weight-asian="normal" style:font-name-complex="Verdana" style:font-size-complex="13pt" style:font-weight-complex="normal"/>
    </style:style>
    <style:style style:name="T6" style:family="text">
      <style:text-properties fo:font-style="italic" style:font-name-asian="Verdana" style:font-style-asian="italic" style:font-name-complex="Verdana" style:font-style-complex="italic"/>
    </style:style>
    <style:style style:name="T7" style:family="text">
      <style:text-properties style:font-name-asian="Verdana" style:font-name-complex="Verdana"/>
    </style:style>
    <style:style style:name="T8" style:family="text">
      <style:text-properties style:font-name="Comic Sans MS1" fo:font-size="13pt" fo:language="fr" fo:country="FR" fo:font-weight="normal" style:font-name-asian="Verdana" style:font-size-asian="13pt" style:font-weight-asian="normal" style:font-name-complex="Verdana" style:font-size-complex="13pt" style:font-weight-complex="normal"/>
    </style:style>
    <style:style style:name="T9" style:family="text">
      <style:text-properties style:text-underline-style="solid" style:text-underline-width="auto" style:text-underline-color="font-color"/>
    </style:style>
    <style:style style:name="T10" style:family="text">
      <style:text-properties fo:color="#000000" style:font-name="Comic Sans MS1" fo:font-size="13pt" fo:language="fr" fo:country="FR" fo:font-weight="normal" style:font-name-asian="Verdana" style:font-size-asian="13pt" style:font-weight-asian="normal" style:font-name-complex="Verdana" style:font-size-complex="13pt" style:font-weight-complex="normal"/>
    </style:style>
    <style:style style:name="T11" style:family="text">
      <style:text-properties fo:color="#000000" style:text-line-through-style="none" style:font-name="Comic Sans MS1" fo:font-size="13pt" fo:language="fr" fo:country="FR" fo:font-style="normal" style:text-underline-style="none" fo:font-weight="normal" style:font-name-asian="Verdana" style:font-size-asian="13pt" style:font-style-asian="normal" style:font-weight-asian="normal" style:font-name-complex="Verdana" style:font-size-complex="13pt" style:font-style-complex="normal" style:font-weight-complex="normal"/>
    </style:style>
    <style:style style:name="T12" style:family="text">
      <style:text-properties style:text-position="33% 80%"/>
    </style:style>
    <style:style style:name="T13" style:family="text">
      <style:text-properties fo:font-size="10pt" style:font-size-asian="10pt" style:font-size-complex="10pt"/>
    </style:style>
    <style:style style:name="T14" style:family="text">
      <style:text-properties fo:font-size="12pt" fo:font-style="italic" style:font-size-asian="12pt" style:font-style-asian="italic" style:font-size-complex="12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4" text:outline-level="10"><text:bookmark text:name="id.ccdb7abd2ba7"/><text:span text:style-name="T1"><text:s text:c="2"/>4</text:span><text:span text:style-name="T1">e</text:span><text:span text:style-name="T1"> — </text:span><text:span text:style-name="T1">Victor</text:span><text:span text:style-name="T1"> </text:span><text:span text:style-name="T1">Hugo</text:span><text:span text:style-name="T1">, </text:span><text:span text:style-name="T2">Les</text:span><text:span text:style-name="T2"> </text:span><text:span text:style-name="T2">Misérables</text:span></text:h>
      <text:h text:style-name="P65" text:outline-level="10"/>
      <text:h text:style-name="P66" text:outline-level="10"><text:span text:style-name="T1">Présentation</text:span><text:span text:style-name="T1"> </text:span><text:span text:style-name="T1">de</text:span><text:span text:style-name="T1"> </text:span><text:span text:style-name="T1">la</text:span><text:span text:style-name="T1"> </text:span><text:span text:style-name="T1">séquence</text:span><text:bookmark text:name="id.42cbcb95be86"/></text:h>
      <text:h text:style-name="P68" text:outline-level="10"><text:span text:style-name="T7">Problématique</text:span><text:span text:style-name="T7"> </text:span></text:h>
      <text:p text:style-name="P23"><text:bookmark text:name="id.54cf968ffc62"/></text:p>
      <text:h text:style-name="P68" text:outline-level="10"><text:span text:style-name="T7">Objectif</text:span><text:span text:style-name="T7"> </text:span><text:span text:style-name="T7">général</text:span></text:h>
      <text:p text:style-name="P25"><text:bookmark text:name="id.b252fc7235b6"/>- connaitre une oeuvre majeure de la culture française et les figures mythiques qu'elle a engendrées ; </text:p>
      <text:p text:style-name="P31"/>
      <text:p text:style-name="P31">- etre capable d'en repérer les réécritures, les emprunts, les influences dans des oeuvres postérieures ;</text:p>
      <text:p text:style-name="P31"/>
      <text:p text:style-name="P31">- etre capable de lire une oeuvre complexe, du point de vue du déroulement chronologique aussi bien que du point de vue du système des personnages et de l'action ;</text:p>
      <text:p text:style-name="P31"/>
      <text:p text:style-name="P31">- etre capable de repérer dans une oeuvre la dimension de critique sociale et de reconnaitre comment une oeuvre littéraire offre un regard sur le monde.</text:p>
      <text:p text:style-name="P31"/>
      <text:p text:style-name="P31">Stratégies pédagogiques</text:p>
      <text:p text:style-name="P31"/>
      <text:h text:style-name="P69" text:outline-level="10">Progression<text:bookmark text:name="id.cbeab5abb8fc"/></text:h>
      <text:h text:style-name="P60" text:outline-level="10">Séance 1 : une œuvre emblématique</text:h>
      <text:h text:style-name="P61" text:outline-level="10">Séance 2 : le forçat et l’évêque</text:h>
      <text:h text:style-name="P61" text:outline-level="10">Séance 3 : les accords complexes sujet - verbe</text:h>
      <text:h text:style-name="P61" text:outline-level="10">Séance 4 : portraits de « misérables »</text:h>
      <text:h text:style-name="P61" text:outline-level="10"><text:s/></text:h>
      <text:p text:style-name="P26"><text:soft-page-break/></text:p>
      <text:p text:style-name="P24"/>
      <text:p text:style-name="P40">Séance 1 : une œuvre emblématique</text:p>
      <text:p text:style-name="P32">Fiche professeur</text:p>
      <text:p text:style-name="P33">1 H</text:p>
      <text:p text:style-name="P27">Lecture d’image.</text:p>
      <text:p text:style-name="P41">Objectifs</text:p>
      <text:list xml:id="list1625362411" text:style-name="LS1">
        <text:list-item>
          <text:p text:style-name="P50">Découvrir l’affiche du film et pouvoir formuler des hypothèses sur les personnages représentés.</text:p>
        </text:list-item>
        <text:list-item>
          <text:p text:style-name="P51">Découvrir la postérité de l’œuvre.</text:p>
        </text:list-item>
      </text:list>
      <text:p text:style-name="P29">Support</text:p>
      <text:p text:style-name="P33">Affiche du film de Jean-Paul Le Chanois, 1958.</text:p>
      <text:p text:style-name="Heading_20_2">Activités</text:p>
      <text:p text:style-name="P32"><text:span text:style-name="T7">Lecture et commentaire de l’image : Affiche du film </text:span><text:span text:style-name="T6">Les Misérables </text:span><text:span text:style-name="T7">réalisé par Jean-Paul Le Chanois, 1958.</text:span></text:p>
      <text:p text:style-name="P45">Questions :</text:p>
      <text:list xml:id="list1625362412" text:style-name="L1">
        <text:list-item>
          <text:p text:style-name="P53">Quel personnage est mis en valeur ? Par quels moyens ? Pourquoi, d'après vous ?</text:p>
        </text:list-item>
        <text:list-item>
          <text:p text:style-name="P53">Décrivez les personnages, leur expression, leur regard et la façon dont ils sont éclairés. Quelles hypothèses pouvez-vous élaborer concernant leur caractère et leurs relations ?</text:p>
        </text:list-item>
      </text:list>
      <text:p text:style-name="P28"/>
      <text:p text:style-name="P30"><text:span text:style-name="T8">Découverte des multiples adaptations, en particulier cinématographiques : </text:span><text:a xlink:type="simple" xlink:href="http://bit.ly/fPNxZS"><text:span text:style-name="T5">http://bit.ly/fPNxZS</text:span></text:a></text:p>
      <text:p text:style-name="P34"/>
      <text:p text:style-name="P34"/>
      <text:p text:style-name="P34"><text:s/></text:p>
      <text:p text:style-name="P40">Séance 2 : Le forçat et l’évêque</text:p>
      <text:p text:style-name="P1">Fiche professeur</text:p>
      <text:p text:style-name="P1">2 x 1 h.</text:p>
      <text:p text:style-name="P1">Lecture. </text:p>
      <text:p text:style-name="Heading_20_2">Objectifs</text:p>
      <text:list xml:id="list2182638883" text:style-name="LS2">
        <text:list-item>
          <text:p text:style-name="P46">Découvrir le protagoniste du roman.</text:p>
        </text:list-item>
        <text:list-item>
          <text:p text:style-name="P46">Comprendre le basculement de son destin.</text:p>
        </text:list-item>
      </text:list>
      <text:p text:style-name="Heading_20_2"><text:bookmark text:name="h.amdj8is8nzjr1"/>Supports</text:p>
      <text:p text:style-name="Standard"><text:bookmark text:name="h.1ftvhylfv8i91"/>Les Misérables, tome 1, livre 2, chapitres 3, 12, 13.</text:p>
      <text:p text:style-name="Heading_20_2">Activités</text:p>
      <text:p text:style-name="P35">Questions :</text:p>
      <text:p text:style-name="P35">Texte 1</text:p>
      <text:p text:style-name="P36">1) Comment Jean Valjean se présente-t-il ? Pourquoi tient-il deux fois le même discours ?</text:p>
      <text:p text:style-name="P37">Jean Valjean se présente avec honnêteté en mentionnant son nom et son itinéraire. Il indique qu'il a passé dix-neuf ans au bagne et qu'il en est sorti depuis quatre jours. Il souligne sa fatigue et le rejet dont il a été victime pour inciter l'évêque à l'héberger.<text:line-break/>Il réitère son propos ("Je suis un galérien. Un forçat. Je viens des galères") et lit même la description de son passeport parce qu'il croit que l'évêque ne l'a pas compris. </text:p>
      <text:p text:style-name="P15"><text:span text:style-name="T10">2)</text:span><text:span text:style-name="T11"> Quel effet Jean Valjean produit-il sur Madame Magloire, sur le lecteur et sur l’évêque ? En quoi l’attitude de ce dernier est-elle surprenante ? Citez le texte. </text:span></text:p>
      <text:p text:style-name="P17">Jean Valjean effraie Madame Magloire, qui "n'[a] même pas la force de pousser un cri. Elle tressaill[e], et rest[e] béante".<text:line-break/>Le forçat effraie également le lecteur, car son apparition est "sinistre". Il a l'air "rude", il est "hideux" et son passeport dit qu'il est un homme "très dangereux". En outre, le fait que tous les habitants l'aient rejeté prouve qu'il les effraie eux aussi. <text:line-break/>L'évêque en revanche a une attitude surprenante car il ne manifeste aucun effroi de Jean Valjean; il l'accueille alors que tous les autres l'ont rejeté; en outre, il le reçoit comme s'il s'agissait d'un invité d'honneur en lui offrant un excellent lit (les draps blancs sont un luxe au dix-neuvième siècle car ils sont de toile fine et doivent être propres) et en faisant mettre sur la table ses chandeliers en argent. </text:p>
      <text:p text:style-name="P13"/>
      <text:p text:style-name="P16">3) Quel effet l’attitude de l’évêque a-t-elle sur Jean Valjean ? Citez le texte. </text:p>
      <text:p text:style-name="P6">L'attitude de l'évêque étonne tant Jean Valjean qu'il met du temps à la comprendre. Finalement, "l'expression de son visage jusqu'alors sombre et dure s'emprei[nt] de stupéfaction, de doute, de joie, et devi[ent] extraordinaire".</text:p>
      <text:p text:style-name="P17"/>
      <text:p text:style-name="P16">4) En quoi Jean Valjean inspire-t-il la pitié ?</text:p>
      <text:p text:style-name="P6">De nombreux éléments rendent Jean Valjean digne de pitié: il est très fatigué et à juste raison (il a marché une quarantaine de kilomètres dans la journée) et a été sèchement rejeté par tous, y compris par le guichetier de la prison et un chien qui n'ont pourtant pas de raison de le juger menaçant. On a donc le sentiment que son exclusion générale est injuste: s'il est un marginal, c'est moins de sa faute que de celle de la société. De plus, il est franc et se soumet à la loi, ce qui nous permet de le juger bon.</text:p>
      <text:p text:style-name="P17"/>
      <text:p text:style-name="P16">5) Recherchez les sens du mot charité. En quoi l’évêque en fait-il preuve ? </text:p>
      <text:p text:style-name="P5"><text:span text:style-name="T13">"Charité" vient du latin </text:span><text:span text:style-name="Emphasis"><text:span text:style-name="T13">caritas </text:span></text:span><text:span text:style-name="T13">qui désigne une forme d'amour fraternel. Dans le vocabulaire chrétien, elle désigne l'amour pour Dieu et pour tous les hommes, et c'est l'une des principales vertus du chrétien (avec la foi et l'espérance). Le mot s'est spécialisé dans le langage courant pour désigner une attitude et des actions généreuses. En ce sens, il est désormais concurrencé par l'adjectif "humanitaire" et peut avoir une connotation péjorative ("faire la charité" signifie souvent se donner bonne conscience tout en étant méprisant envers les pauvres).<text:line-break/>L'évêque exerce la charité dans le bon sens du mot. Il est bienveillant et généreux envers Jean Valjean, et un peu plus loin dans le texte il l'appelle son "frère". Il est remarquablement calme et "tranquille", ce qui semble indiquer que son attitude est naturelle, qu'il n'a pas besoin de faire d'efforts.</text:span></text:p>
      <text:p text:style-name="P17"/>
      <text:p text:style-name="P16">6) Commentez ces exclamations de Jean Valjean : <text:line-break/>« un forçat ! vous m’appelez monsieur ! vous ne me tutoyez pas ! » (l.35-36). </text:p>
      <text:p text:style-name="P6">Jean Valjean est très surpris que l'évêque le vouvoie et l'appelle "monsieur", parce que ce sont des marques de respect qu'on ne donnait pas aux forçats, d'habitude. Ceux-ci étaient en effet considérés comme des hommes ignobles, la lie de la société, et le fait de les tutoyer manifestait le mépris. C'était d'autant plus insultant qu'au dix-neuvième siècle on se tutoyait nettement moins que de nos jours.</text:p>
      <text:p text:style-name="P17"/>
      <text:p text:style-name="P16"/>
      <text:p text:style-name="P14">Texte 2</text:p>
      <text:p text:style-name="P16">1) Que s’attend-on à ce que l’évêque dise à la vue du « groupe étrange et violent » ? Que dit-il ? Est-ce vrai ? </text:p>
      <text:p text:style-name="P6">En voyant Jean Valjean et les gendarmes, on s'attendrait à ce que l'évêque dénonce le vol commis. Or il dit avoir lui-même donné à Valjean les couverts, et même les chandeliers. C'est entièrement faux.</text:p>
      <text:p text:style-name="P17"/>
      <text:p text:style-name="P16">2) Pourquoi l’évêque agit-il ainsi ? Que symbolise le don des chandeliers ? </text:p>
      <text:p text:style-name="P17">Mgr Myriel agit ainsi pour sauver Jean Valjean des gendarmes en l'innocentant. Mais il a également un autre but, clairement exprimé à la fin du passage : il veut convertir Jean Valjean et le pousser à commencer une nouvelle vie en devenant "honnête homme", un homme de bien. Il le sauve donc doublement, car il sauve sa liberté et son âme. Il agit à la fois en tant qu'homme clément et généreux, et en tant qu'évêque ayant une mission religieuse. <text:line-break/>C'est ce que symbolise le don des chandeliers : ceux-ci pourront éclairer l'âme de Jean Valjean, l'aider à voir clairement dans sa conscience pour distinguer le bien du mal, et lui rappeler qu'il doit se diriger vers la lumière (Dieu). </text:p>
      <text:p text:style-name="P16">3) D’habitude, dans quel cas parle-t-on d’acheter l’âme de quelqu’un ? Commentez cette référence.</text:p>
      <text:p text:style-name="P17">Dans les légendes, il arrive que le diable achète l'âme de quelqu'un en lui proposant en échange ce que l'homme désire ardemment (pouvoir, richesse, connaissance, amour, immortalité...). C'est le cas dans le mythe de Faust et ses nombreuses reprises. <text:line-break/>Le discours de l'évêque fait explicitement référence à ce type de pactes avec le diable. En outre, le fait de conclure le pacte sans s'en rendre compte (ici Valjean le fait "machinalement" en prenant les chandeliers) est fréquent en présence du diable, habile manipulateur.<text:line-break/>Or cette référence est ici inversée: l'âme de Valjean est sauvée au lieu d'être damnée, et l'évêque ne lui promet pas de satisfactions faciles, mais au contraire une vie d'efforts sur le chemin de la vertu. Le prix payé par l'évêque est précisément sa générosité, sa recherche du bien. </text:p>
      <text:p text:style-name="P18">4) Que manifestent les pleurs de Jean Valjean ? <text:line-break/>Lignes 35 à 38 : Relevez les compléments circonstanciels de temps et une apposition. Quel effet produisent-ils ? </text:p>
      <text:p text:style-name="P18"><text:span text:style-name="T13">En pleurant, Jean Valjean exprime sa tristesse et son découragement. Mais le fait que ce soit la première fois qu'il pleure depuis son entrée au bagne fait comprendre que c'est le signe d'une transformation radicale du personnage.<text:line-break/><text:line-break/>Lignes 35 à 38 : <text:line-break/>Les CC de Temps sont : </text:span><text:span text:style-name="Emphasis"><text:span text:style-name="T13">"tout à coup", "alors", "depuis dix-neuf ans"</text:span></text:span><text:span text:style-name="T13">.<text:line-break/>L'apposition est : "il tomba épuisé sur une grosse pierre, </text:span><text:span text:style-name="Emphasis"><text:span text:style-name="T13">les poings dans ses cheveux et le visage dans ses genoux</text:span></text:span><text:span text:style-name="T13">."<text:line-break/>Ces détails amplifient le caractère inattendu de la réaction de Jean Valjean et la spontanéité de ses pleurs. </text:span></text:p>
      <text:p text:style-name="P16"/>
      <text:p text:style-name="P12">5) Selon vous, pourquoi Jean Valjean vole-t-il Petit-Gervais ? Pourquoi Victor Hugo le rend-il coupable une nouvelle fois au lieu de le rendre immédiatement bon ? </text:p>
      <text:p text:style-name="P6">Jean Valjean vole Petit-Gervais par habitude, parce qu'il est encore imprégné de son état d'esprit rebelle et n'a pas encore assimilé la scène avec l'évêque.<text:line-break/>Si Victor Hugo le fait ainsi tomber une fois de plus, alors qu'il a déjà déçu le lecteur en écrivant que Valjean vole l'évêque, c'est pour montrer combien le mal résiste en l'homme et combien il est difficile de changer. Cela permet aussi d'éviter que le héros soit trop parfait, ce qui ne serait pas vraisemblable et empêcherait le lecteur de s'identifier à lui. Grâce à ces deux trahisons, le lecteur sera vraiment touché lorsque, dans la suite du roman, Jean Valjean réussira à faire le bien.</text:p>
      <text:p text:style-name="P17"/>
      <text:p text:style-name="P16">6) Comparez le début de ce texte et celui du texte précédent. Que remarquez-vous ? </text:p>
      <text:p text:style-name="P6">Les deux passages commencent dans la maison de l'évêque au moment où l'on entend frapper à la porte. Dans les deux cas, l'évêque dit aussitôt "entrez". Cela reflète bien son naturel accueillant et confiant (il ne commence pas par demander qui frappe, par exemple).</text:p>
      <text:p text:style-name="P17"/>
      <text:p text:style-name="P40">Séance 2 : Le forçat et l’évêque</text:p>
      <text:p text:style-name="P44">Texte 1</text:p>
      <text:p text:style-name="P7">L’évêque de Digne, Monseigneur Myriel, est surnommé Monseigneur Bienvenu en raison de sa grande générosité. Beaucoup jugent même qu’il est saint. Il veut que sa porte reste toujours ouverte, même si sa sœur et sa servante, Madame Magloire, ont peur des voleurs. Un soir d’octobre 1815, celles-ci sont terrorisées parce qu’elles ont entendu dire qu’un homme effrayant, d’aspect sordide et misérable, erre dans les rues. </text:p>
      <text:p text:style-name="P42"/>
      <text:p text:style-name="P43">En ce moment, on frappa à la porte un coup assez violent.</text:p>
      <text:p text:style-name="P43">— Entrez, dit l’évêque.</text:p>
      <text:p text:style-name="P43">La porte s’ouvrit.</text:p>
      <text:p text:style-name="P43">[…] Un homme entra.</text:p>
      <text:p text:style-name="P43">[…] Il avait son sac sur l’épaule, son bâton à la main, une expression rude, hardie, fatiguée et violente dans les yeux. Le feu de la cheminée l’éclairait. Il était hideux. C’était une sinistre apparition.</text:p>
      <text:p text:style-name="P43">Madame Magloire n’eut pas même la force de jeter un cri. Elle tressaillit, et resta <text:bookmark text:name="textFootNote30951"/>béante.</text:p>
      <text:p text:style-name="P43">[…] L’évêque fixait sur l’homme un œil tranquille.</text:p>
      <text:p text:style-name="P43">[…] l’homme appuya ses deux mains à la fois sur son bâton […] et, sans attendre que l’évêque parlât, dit d’une voix haute :</text:p>
      <text:p text:style-name="P43">— Voici. Je m’appelle Jean Valjean. Je suis un galérien. J’ai passé dix-neuf ans au bagne. Je suis libéré depuis quatre jours et en route pour Pontarlier qui est ma destination. Quatre jours que je marche depuis Toulon. Aujourd’hui j’ai fait douze <text:bookmark text:name="textFootNote30961"/>lieues à pied. Ce soir en arrivant dans ce pays, j’ai été dans une auberge, on m’a renvoyé à cause de mon <text:bookmark text:name="textFootNote30971"/>passeport jaune que j’avais montré à la mairie. Il avait fallu. J’ai été à une autre auberge. On m’a dit : Va-t-en ! Chez l’un, chez l’autre. Personne n’a voulu de moi. J’ai été à la prison, le guichetier <text:soft-page-break/>n’a pas ouvert. J’ai été dans la niche d’un chien. Le chien m’a mordu et m’a chassé, comme s’il avait été un homme, on aurait dit qu’il savait qui j’étais […]. Là, dans la place, j’allais me coucher sur une pierre, une bonne femme m’a montré votre maison et m’a dit : Frappe là. J’ai frappé. […]. Je suis très fatigué, douze lieues à pied, j’ai bien faim. Voulez-vous que je reste ?</text:p>
      <text:p text:style-name="P43">— Madame Magloire, dit l’évêque, vous mettrez un couvert de plus.</text:p>
      <text:p text:style-name="P43">L’homme fit trois pas et s’approcha de la lampe qui était sur la table. — Tenez, reprit-il, comme s’il n’avait pas bien compris, ce n’est pas ça. Avez-vous entendu ? Je suis un galérien. Un forçat. Je viens des galères. — Il tira de sa poche une grande feuille de papier jaune qu’il déplia. — Voilà mon passeport. […] « Jean Valjean, forçat libéré, natif de… » — cela vous est égal… — « est resté dix-neuf ans au bagne. Cinq ans pour vol avec effraction. Quatorze ans pour avoir tenté de s’évader quatre fois. Cet homme est très dangereux. » Voilà. Tout le monde m’a jeté dehors. Voulez-vous me recevoir, vous ? Est-ce une auberge ? voulez-vous me donner à manger et à coucher ? avez-vous une écurie ?</text:p>
      <text:p text:style-name="P43">— Madame Magloire, dit l’évêque, vous mettrez des draps blancs au lit de l’<text:bookmark text:name="textFootNote30981"/>alcôve.</text:p>
      <text:p text:style-name="P43">[…] L’évêque se tourna vers l’homme :</text:p>
      <text:p text:style-name="P43">— Monsieur, asseyez-vous et chauffez-vous. Nous allons souper dans un instant, et l’on fera votre lit pendant que vous souperez.</text:p>
      <text:p text:style-name="P8">Ici l’homme comprit tout à fait. L’expression de son visage jusqu’alors sombre et dure s’empreignit de stupéfaction, de doute, de joie, et devint extraordinaire. Il se mit à balbutier comme un homme fou : — Vrai ? quoi ? vous me gardez ? vous ne me chassez pas ! un forçat ! vous m’appelez monsieur ! vous ne me tutoyez pas !</text:p>
      <text:p text:style-name="P8"/>
      <text:p text:style-name="P9">Victor Hugo, Les Misérables, 1862, Tome I, livre II, chapitre 3 </text:p>
      <text:p text:style-name="P9"/>
      <text:p text:style-name="P40">Séance 2 : Le forçat et l’évêque</text:p>
      <text:p text:style-name="P44">Texte 2</text:p>
      <text:p text:style-name="P7">Jean Valjean est bouleversé par l’accueil de l’évêque. Pourtant, il se réveille au milieu de la nuit et, repris par un mauvais instinct, dérobe les coûteux couverts en argent qu’il a vus pendant le dîner. Le lendemain matin, l’évêque constate le vol.</text:p>
      <text:p text:style-name="P42"/>
      <text:p text:style-name="P43">On frappa à la porte.</text:p>
      <text:p text:style-name="Text_20_body">— Entrez, dit l’évêque.</text:p>
      <text:p text:style-name="Text_20_body">La porte s’ouvrit. Un groupe étrange et violent apparut sur le seuil. Trois hommes en <text:bookmark text:name="textFootNote3099"/>tenaient un quatrième au collet. Les trois hommes étaient des gendarmes ; l’autre était Jean Valjean. […]</text:p>
      <text:p text:style-name="Text_20_body">Cependant monseigneur Bienvenu s’était approché aussi vivement que son grand âge le lui permettait.</text:p>
      <text:p text:style-name="Text_20_body">— Ah ! vous voilà ! s’écria-t-il en regardant Jean Valjean. Je suis <text:bookmark text:name="textFootNote3100"/>aise<text:span text:style-name="T12"> </text:span>de vous voir. Et bien mais ! je vous avais donné les chandeliers aussi, qui sont en argent comme le reste et dont vous pourrez bien avoir deux cents francs. Pourquoi ne les avez-vous pas emportés avec vos couverts ?</text:p>
      <text:p text:style-name="Text_20_body">Jean Valjean ouvrit les yeux et regarda le vénérable évêque avec une expression qu’aucune langue humaine ne pourrait rendre.</text:p>
      <text:p text:style-name="Text_20_body">— Monseigneur, dit le brigadier de gendarmerie, ce que cet homme disait était donc vrai ? Nous l’avons rencontré. Il allait comme quelqu’un qui s’en va. Nous l’avons arrêté pour voir. Il avait cette argenterie…</text:p>
      <text:p text:style-name="Text_20_body">— Et il vous a dit, interrompit l’évêque en souriant, qu’elle lui avait été donnée par un vieux bonhomme de prêtre chez lequel il avait passé la nuit ? Je vois la chose. Et vous l’avez ramené ici ? C’est une méprise.</text:p>
      <text:p text:style-name="Text_20_body">[…] Les gendarmes lâchèrent Jean Valjean qui recula.</text:p>
      <text:p text:style-name="Text_20_body">— Est-ce que c’est vrai qu’on me laisse ? dit-il d’une voix presque inarticulée et comme s’il parlait dans le sommeil.</text:p>
      <text:p text:style-name="Text_20_body">— Oui, on te laisse, tu n’entends donc pas ? dit un gendarme.</text:p>
      <text:p text:style-name="Text_20_body"><text:soft-page-break/>— Mon ami, reprit l’évêque, avant de vous en aller, voici vos chandeliers. Prenez-les.</text:p>
      <text:p text:style-name="Text_20_body">Il alla à la cheminée, prit les deux flambeaux d’argent et les apporta à Jean Valjean. […]</text:p>
      <text:p text:style-name="Text_20_body">Jean Valjean tremblait de tous ses membres. Il prit les deux chandeliers machinalement et d’un air <text:bookmark text:name="textFootNote3101"/>égaré.</text:p>
      <text:p text:style-name="Text_20_body">— Maintenant, dit l’évêque, allez en paix. […]</text:p>
      <text:p text:style-name="Text_20_body">Jean Valjean était comme un homme qui va s’évanouir.</text:p>
      <text:p text:style-name="Text_20_body">L’évêque s’approcha de lui, et lui dit à voix basse :</text:p>
      <text:p text:style-name="Text_20_body">— N’oubliez pas, n’oubliez jamais que vous m’avez promis d’employer cet argent à devenir honnête homme.</text:p>
      <text:p text:style-name="Text_20_body">Jean Valjean, qui n’avait aucun souvenir d’avoir rien promis, resta <text:bookmark text:name="textFootNote3102"/>interdit. L’évêque avait appuyé sur ces paroles en les prononçant. Il reprit avec une sorte de solennité :</text:p>
      <text:p text:style-name="Text_20_body">— Jean Valjean, mon frère, vous n’appartenez plus au mal, mais au bien. C’est votre âme que je vous achète ; je la retire aux pensées noires et à l’<text:bookmark text:name="textFootNote3103"/>esprit de perdition, et je la donne à Dieu.</text:p>
      <text:p text:style-name="Text_20_body">En quittant l’évêque, Jean Valjean est très perturbé et erre dans la campagne. En lui luttent la rage qu’il a accumulée au bagne et l’effet de l’attitude de l’évêque. Il croise un enfant pauvre, Petit-Gervais, qui est tout heureux d’avoir une pièce de quarante sous. La pièce tombe, et Jean Valjean, instinctivement, pose le pied dessus. L’enfant réclame et pleure, mais Jean Valjean ne réagit pas. Plusieurs heures après, en revenant à lui, Jean Valjean se rend compte qu’il a commis un acte horrible en volant ce petit orphelin. Paniqué, il se met alors à chercher Petit-Gervais pour lui rendre sa pièce, mais en vain.</text:p>
      <text:p text:style-name="Text_20_body">Ses <text:bookmark text:name="textFootNote3104"/>jarrets fléchirent brusquement sous lui comme si une puissance invisible l’accablait tout à coup du poids de sa mauvaise conscience ; il tomba épuisé sur une grosse pierre, les poings dans ses cheveux et le visage dans ses genoux, et il cria : « Je suis un misérable ! »</text:p>
      <text:p text:style-name="Text_20_body">Alors son cœur creva et il se mit à pleurer. C’était la première fois qu’il pleurait depuis dix-neuf ans.</text:p>
      <text:p text:style-name="P8"/>
      <text:p text:style-name="P10">Victor Hugo, Les Misérables, 1862, Tome I, livre II, chapitres 12 et 13 </text:p>
      <text:p text:style-name="P11"><text:bookmark text:name="id.df7734603fc6"/></text:p>
      <text:p text:style-name="P40">Séance 3 : accords complexes sujet - verbe</text:p>
      <text:p text:style-name="P1">Fiche professeur</text:p>
      <text:p text:style-name="P1">1 H.</text:p>
      <text:p text:style-name="P1">Lecture. </text:p>
      <text:p text:style-name="Heading_20_2">Objectifs</text:p>
      <text:list xml:id="list674068908" text:continue-numbering="true" text:style-name="LS2">
        <text:list-item>
          <text:p text:style-name="P46">Savoir accorder le verbe avec son sujet dans les cas complexes.</text:p>
        </text:list-item>
      </text:list>
      <text:p text:style-name="Heading_20_2"><text:bookmark text:name="h.amdj8is8nzjr2"/>Supports</text:p>
      <text:p text:style-name="Standard">Fiche distribuée.</text:p>
      <text:p text:style-name="Heading_20_2">Activités</text:p>
      <text:p text:style-name="Heading_20_3"/>
      <text:p text:style-name="P40">Séance 4 : portraits de « Misérables »</text:p>
      <text:p text:style-name="P1">Fiche professeur</text:p>
      <text:p text:style-name="P1">1 H.</text:p>
      <text:p text:style-name="P1">Lecture. </text:p>
      <text:p text:style-name="Heading_20_2">Objectifs</text:p>
      <text:list xml:id="list974881571" text:continue-numbering="true" text:style-name="LS2">
        <text:list-item>
          <text:p text:style-name="P46">Découvrir les portraits des Thénardier (tome 2, livre 3, chapitre 2) et de Cosette (tome 2, livre 3, chapitre 8).</text:p>
        </text:list-item>
        <text:list-item>
          <text:p text:style-name="P46">Savoir repérer les commentaires indirects du narrateur dans le lexique.</text:p>
        </text:list-item>
      </text:list>
      <text:p text:style-name="Heading_20_2"><text:bookmark text:name="h.amdj8is8nzjr"/>Supports</text:p>
      <text:p text:style-name="Standard"><text:bookmark text:name="h.1ftvhylfv8i9"/>Les Misérables, tome 2, livre 3, chapitres 2 et 8.</text:p>
      <text:p text:style-name="Heading_20_2">Activités</text:p>
      <text:p text:style-name="Heading_20_3">Questions :</text:p>
      <text:list xml:id="list21826388831" text:style-name="L2">
        <text:list-item>
          <text:p text:style-name="P48">Caractérisez physiquement et moralement les Thénardier en choisissant quelques citations du texte A. Quels sont leurs points communs et leurs différences ? </text:p>
        </text:list-item>
        <text:list-item>
          <text:p text:style-name="P48">Comment traitent-ils Cosette ? Relevez dans le texte B les détails qui soulignent la faiblesse physique et morale de Cosette.</text:p>
        </text:list-item>
      </text:list>
      <text:p text:style-name="P2">a. <text:span text:style-name="T9">Les Thénardier</text:span></text:p>
      <text:p text:style-name="P2">Physiquement, les Thénardier sont très dissemblables: elle est "énorme", "charnue" et "rouge", tandis que lui est "petit, maigre, blême".<text:line-break/>Ils sont également différents au moral : elle est grossière et brutale, pleine de "rage", tandis que lui est poli et sournois, plein de "ruse". L'homme est avare au point de refuser de donner un liard, l'équivalent de quelques centimes aujourd'hui, à un pauvre.<text:line-break/><text:line-break/>b. <text:span text:style-name="T9">Le traitement que les Thenardier infligent à Cosette</text:span> : <text:line-break/><text:line-break/>Mais ils sont tous deux impitoyables ("nulle pitié") et cruels envers Cosette.<text:line-break/>Alors qu'ils avaient promis de prendre soin d'elle en échange d'une pension, ils la traitent comme une "domestique", ou plutôt comme une esclave. Ils l'obligent à travailler dur sans relâche, l'habillent à peine, même en hiver ("elle n'avait sur elle que de la toile trouée"), et ne semblent pas non plus la nourrir suffisamment ("Cosette était maigre et blême"). De plus, ils prennent plaisir à la faire souffrir, chacun selon son tempérament : "Cosette était rouée de coups, cela venait de la femme ; elle allait pieds nus l’hiver, cela venait du mari".<text:line-break/>Les Thénardier sont donc caractérisés comme des personnages odieux, voire monstrueux.<text:line-break/><text:soft-page-break/><text:line-break/><text:span text:style-name="T9">La faiblesse physique et morale de Cosette : </text:span>(Texte B)<text:line-break/><text:line-break/>- Malheureuse, elle est "laide" (l.1) : elle a la "figure sombre", est "maigre et blême" (l.2). Elle fait plus jeune que son âge : 6 au lieu de 8 (l.3). Elle a des "grands yeux enfoncés [...] presque éteints à force d'avoir pleuré." (l.3). La courbe de sa bouche évoque "l'angoisse". Ses "mains [....] étaient perdues d'engelures." (l.6). Son vêtement n'était qu'un "haillon" (l.6).<text:line-break/>- Elle fait "pitié" voire même "horreur" (l.7). Et tout son corps exprime "la crainte" (l.11).</text:p>
      <text:list xml:id="list75282773" text:continue-numbering="true" text:style-name="L2">
        <text:list-item>
          <text:p text:style-name="P48">Pensez-vous que cela puisse correspondre à une réalité au XIXe siècle ? et à notre époque ? Comment interprétez-vous l'abondance des détails dans les textes ?</text:p>
        </text:list-item>
      </text:list>
      <text:p text:style-name="P2">Le texte correspond sans doute à certaines situations réelles du XIXème siècle. En ce sens, le propos de Victor Hugo est réaliste même s'il ne désigne pas de façon documentaire une situation particulière. Cosette représente tous les enfants maltraités. De nos jours, les enfants sont mieux protégés par la société, mais la maltraitance perdure. Ce combat de Victor Hugo est toujours d'actualité.</text:p>
      <text:p text:style-name="P2">Le texte est riche de détails. Cela renforce la vraisemblance du propos et permet de toucher le lecteur davantage.</text:p>
      <text:p text:style-name="P2"/>
      <text:list xml:id="list1299327505" text:continue-numbering="true" text:style-name="L2">
        <text:list-item>
          <text:p text:style-name="P49">Identifiez la figure de style des dernières lignes des deux textes. Quel effet produit-elle ici ?</text:p>
        </text:list-item>
      </text:list>
      <text:p text:style-name="P2">La figure de style employée est une énumération ; elle consiste à écrire une liste de mots (ici des verbes et des noms) qui ont la même fonction grammaticale dans la phrase et qui sont liés par une idée commune. Ici elle permet de détailler les actions et l'aspect de Cosette. Mais on remarque que dans les deux cas l'énumération pourrait être remplacée par un seul terme général, comme "toute la personne de cette enfant" ou "trimait". Sa présence crée un effet d'insistance. L'énumération est moins informative (visant à nous apprendre un élément) qu'expressive (visant à nous faire ressentir une émotion): elle éveille notre pitié pour Cosette.</text:p>
      <text:list xml:id="list2093301391" text:continue-numbering="true" text:style-name="L2">
        <text:list-item>
          <text:p text:style-name="P47">Relevez et commentez les comparaisons et les métaphores des textes.</text:p>
        </text:list-item>
      </text:list>
      <text:p text:style-name="P2">"elle tenait, nous l’avons dit, de la race de ces sauvagesses colosses* qui se cambrent dans les foires avec des pavés pendus à leur chevelure": Madame Thénardier est comparée à un phénomène de foire du fait de sa carrure et de sa force.</text:p>
      <text:p text:style-name="P2"/>
      <text:p text:style-name="P2">"une souris au service d’un éléphant": double métaphore, Cosette devenant une souris et Mme Thénardier un éléphant en raison de leur aspect physique respectif. Cela souligne l'absurdité de la situation: Mme Thénardier n'a pas besoin de la petite Cosette pour accomplir des tâches physiques.</text:p>
      <text:p text:style-name="P2"/>
      <text:p text:style-name="P2">"Il avait le regard d’une fouine": Thénardier est comparé à une fouine en raison de sa fourberie et de sa cruauté (les fouines sont censées faire partie du petit nombre d'animaux tuant pour le seul plaisir). Il peut aussi y avoir une ressemblance physique puisqu'on l'imagine aisément avoir de petits yeux.</text:p>
      <text:p text:style-name="P2"/>
      <text:p text:style-name="P2">"Cosette était [...] comme une créature qui serait à la fois broyée par une meule et déchiquetée par une tenaille". Cosette est comparée à une "créature", terme accentuant sa vulnérabilité; Mme Thénardier est comparée à une meule en raison de sa force et de sa brutalité aveugle; son mari est comparé à une tenaille parce que son action est plus précise et plus déchirante.</text:p>
      <text:p text:style-name="P2"/>
      <text:p text:style-name="P2">"une maîtresse farouche, un maître venimeux": on peut voir ici une métaphore implicite, Mme Thénardier étant assimilée à une bête sauvage et son mari, par exemple, à un serpent. Néanmoins l'emploi de ces deux adjectifs est usuel pour caractériser des humains, donc on peut aussi ne pas voir ici de métaphore.</text:p>
      <text:p text:style-name="P2"/>
      <text:p text:style-name="P2"><text:soft-page-break/>"La gargote Thénardier était comme une toile où Cosette était prise": l'auberge est comparée à une toile d'araignée, les Thénardier à des araignées de façon implicite, et Cosette à un insecte prisonnier.</text:p>
      <text:p text:style-name="P2"/>
      <text:p text:style-name="P2">"Les coins de sa bouche avaient cette courbe de l’angoisse habituelle, qu’on observe chez les condamnés et chez les malades désespérés": Cosette est comparée à un condamné (à mort?) et à un malade incurable.</text:p>
      <text:p text:style-name="P2"/>
      <text:p text:style-name="P2">Les images renforcent ainsi le propos du texte. Mme Thénardier est rapprochée d'une femme monstrueuse et sauvage, un éléphant, une meule, une bête sauvage et d'une araignée. Toutes ces images soulignent sa puissance et sa capacité à nuire.</text:p>
      <text:p text:style-name="P2">M. Thénardier est rapproché d'une fouine, d'une tenaille, d'un serpent et d'une araignée. Ces images donnent à voir sa cruauté et sa sournoiserie.</text:p>
      <text:p text:style-name="P2">Cosette est rapprochée d'une souris, d'une créature broyée et déchirée et à un insecte, ce qui souligne sa faiblesse et sa souffrance. La dernière comparaison avec un condamné et un malade désespéré est pessimiste parce qu'elle semble indiquer que Cosette ne pourra pas être sauvée.</text:p>
      <text:p text:style-name="P2">Ainsi les comparaisons et les métaphores du texte renforcent le propos en exagérant le rapport de force entre les personnages et en stimulant l'imagination du lecteur.</text:p>
      <text:list xml:id="list2080936371" text:continue-numbering="true" text:style-name="L2">
        <text:list-item>
          <text:p text:style-name="P47">Relevez dans les deux textes les expressions traduisant les sentiments du narrateur. Cherchez dix adjectifs qualificatifs exprimant l'indignation, dont cinq formés sur le préfixe in- (attention à d'éventuels changements orthographiques).</text:p>
        </text:list-item>
      </text:list>
      <text:p text:style-name="P3">Expressions du texte : "hideux et terrible", "la pauvre enfant", "qui eût fait pitié", "qui faisait horreur".</text:p>
      <text:p text:style-name="P3">Adjectifs qualificatifs <text:s/>: injuste, indignant, indécent, inhumain, intolérable, inacceptable, injustifiable, inique, irrecevable, illégitime, immoral, ignoble, abusif, scandaleux, révoltant, monstrueux, abject, odieux, honteux, choquant...</text:p>
      <text:p text:style-name="P3"/>
      <text:h text:style-name="P67" text:outline-level="10">Séance 4 : portraits de « Misérables »</text:h>
      <text:h text:style-name="P54" text:outline-level="10">Cosette est une petite fille qui est née sans que sa mère, Fantine, ne soit mariée. Cela est jugé immoral au XIXe siècle, Fantine a donc dû la cacher pour pouvoir trouver un emploi. Elle l’a ainsi mise en pension chez des aubergistes, les Thénardier. Malheureusement, ceux-ci profitent de la situation et demandent toujours plus d’argent à Fantine qui sombre dans la misère. Les années passent et Cosette grandit sans revoir sa mère. </text:h>
      <text:h text:style-name="P54" text:outline-level="10"/>
      <text:h text:style-name="P56" text:outline-level="10"><text:span text:style-name="T9">Texte 1</text:span> </text:h>
      <text:h text:style-name="P56" text:outline-level="10">Les lecteurs ont peut-être, dès sa première apparition, conservé le souvenir de cette Thénardier grande, blonde, rouge, grasse, charnue, carrée, énorme et agile ; elle tenait, nous l’avons dit, de la race de ces sauvagesses colosses qui se cambrent dans les foires avec des pavés pendus à leur chevelure […]. Elle avait pour domestique Cosette ; une souris au service d’un éléphant. Tout tremblait au son de sa voix, les vitres, les meubles et les gens. […] Elle avait de la barbe. […] Quand on l’entendait parler, on disait : C’est un gendarme ; quand on la regardait boire, on disait : C’est un charretier ; quand on la voyait manier Cosette, on disait : C’est le bourreau. […] </text:h>
      <text:h text:style-name="P56" text:outline-level="10"/>
      <text:h text:style-name="P56" text:outline-level="10">Le Thénardier était un homme petit, maigre, blême, anguleux, osseux, chétif, qui avait l’air malade et qui se portait à merveille ; sa fourberie commençait là. Il souriait habituellement par précaution, et était poli à peu près avec tout le monde, même avec le mendiant auquel il refusait un liard. Il avait le regard d’une fouine […]. </text:h>
      <text:h text:style-name="P56" text:outline-level="10"/>
      <text:h text:style-name="P56" text:outline-level="10">Cet homme et cette femme, c’était ruse et rage mariés ensemble, attelage hideux et terrible. </text:h>
      <text:h text:style-name="P56" text:outline-level="10"/>
      <text:h text:style-name="P56" text:outline-level="10">Tels étaient ces deux êtres. Cosette était entre eux, subissant leur double pression, comme une créature qui serait à la fois broyée par une meule et déchiquetée par une tenaille. L’homme et la femme avaient chacun une manière différente ; Cosette était rouée de coups, cela venait de la femme ; elle allait pieds nus l’hiver, cela venait du mari. </text:h>
      <text:h text:style-name="P56" text:outline-level="10"/>
      <text:h text:style-name="P56" text:outline-level="10">Cosette montait, descendait, lavait, brossait, frottait, balayait, courait, trimait, haletait, remuait des choses lourdes, et, toute chétive, faisait les grosses besognes. Nulle pitié ; une maîtresse farouche, un maître venimeux. La gargote Thénardier était comme une toile où Cosette était prise et tremblait. […] La pauvre enfant, passive, se taisait. </text:h>
      <text:h text:style-name="P55" text:outline-level="10">Les Misérables, 1862, Tome II, livre III, chapitre 2.</text:h>
      <text:h text:style-name="P58" text:outline-level="10">Texte 2</text:h>
      <text:h text:style-name="P56" text:outline-level="10"/>
      <text:h text:style-name="P56" text:outline-level="10">Cosette était laide. Heureuse, elle eût peut-être été jolie. Nous avons déjà esquissé cette petite figure sombre. Cosette était maigre et blême. Elle avait près de huit ans, on lui en eût donné à peine six. Ses grands yeux enfoncés dans une sorte d’ombre profonde étaient presque éteints à force d’avoir pleuré. Les coins de sa bouche avaient cette courbe de l’angoisse habituelle, qu’on observe chez les condamnés et chez les malades désespérés. Ses mains étaient, comme sa mère l’avait deviné, « perdues d’engelures » […]. Tout son vêtement n’était qu’un haillon qui eût fait pitié l’été et qui faisait horreur l’hiver. Elle n’avait sur elle que de la toile trouée ; pas un chiffon de laine. On voyait sa peau çà et là, et l’on y distinguait partout des taches bleues ou noires qui indiquaient les endroits où la Thénardier l’avait touchée. […] Toute la personne de cette enfant, son allure, son attitude, le son de sa voix, ses intervalles entre un mot et l’autre, son regard, son silence, son moindre geste, exprimaient et traduisaient une seule idée : la crainte.</text:h>
      <text:h text:style-name="P57" text:outline-level="10"><text:span text:style-name="T14">Les Misérables, 1862, Tome II, livre III, chapitre 8.</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tyle:font-face style:name="OpenSymbol" svg:font-family="OpenSymbol"/>
    <style:font-face style:name="Verdana" svg:font-family="Verdana"/>
    <style:font-face style:name="Verdana1" svg:font-family="Verdana" style:font-family-generic="swiss"/>
    <style:font-face style:name="Times New Roman" svg:font-family="'Times New Roman'" style:font-family-generic="roman" style:font-pitch="variable"/>
    <style:font-face style:name="Comic Sans MS1" svg:font-family="'Comic Sans MS'" style:font-family-generic="script" style:font-pitch="variable"/>
    <style:font-face style:name="Comic Sans MS" svg:font-family="'Comic Sans MS'" style:font-adornments="Normal" style:font-family-generic="script" style:font-pitch="variable"/>
    <style:font-face style:name="Arial" svg:font-family="Arial" style:font-family-generic="swiss" style:font-pitch="variable"/>
    <style:font-face style:name="Comic Sans MS2" svg:font-family="'Comic Sans M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fr" fo:country="FR"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fr" fo:country="F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Comic Sans MS" fo:font-size="13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line-height="100%" fo:break-before="auto" fo:break-after="auto"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fo:line-height="100%"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fo:line-height="100%" fo:break-before="auto" fo:break-after="auto" style:writing-mode="lr-tb"/>
      <style:text-properties fo:color="#dd7e6b"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line-height="100%"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line-height="100%" fo:break-before="auto" fo:break-after="auto" style:writing-mode="lr-tb"/>
      <style:text-properties fo:font-weight="bold" style:font-weight-asian="bold" style:font-weight-complex="bold"/>
    </style:style>
    <style:style style:name="Heading_20_6" style:display-name="Heading 6" style:family="paragraph" style:parent-style-name="Standard" style:class="text">
      <style:paragraph-properties fo:margin-top="0.353cm" fo:margin-bottom="0.071cm" fo:line-height="100%"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line-height="100%"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line-height="100%"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List1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2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2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2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2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2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2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2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2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2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Verdana1"/>
      </text:list-level-style-bullet>
      <text:list-level-style-bullet text:level="2" text:style-name="List1Level1" text:bullet-char="○">
        <style:list-level-properties text:space-before="1.905cm" text:min-label-width="0.635cm"/>
        <style:text-properties style:font-name="Verdana1"/>
      </text:list-level-style-bullet>
      <text:list-level-style-bullet text:level="3" text:style-name="List1Level2" text:bullet-char="■">
        <style:list-level-properties text:min-label-width="3.81cm" text:min-label-distance="0.318cm" fo:text-align="end"/>
        <style:text-properties style:font-name="Verdana1"/>
      </text:list-level-style-bullet>
      <text:list-level-style-bullet text:level="4" text:style-name="List1Level3" text:bullet-char="●">
        <style:list-level-properties text:space-before="4.445cm" text:min-label-width="0.635cm"/>
        <style:text-properties style:font-name="Verdana1"/>
      </text:list-level-style-bullet>
      <text:list-level-style-bullet text:level="5" text:style-name="List1Level4" text:bullet-char="○">
        <style:list-level-properties text:space-before="5.715cm" text:min-label-width="0.635cm"/>
        <style:text-properties style:font-name="Verdana1"/>
      </text:list-level-style-bullet>
      <text:list-level-style-bullet text:level="6" text:style-name="List1Level5" text:bullet-char="■">
        <style:list-level-properties text:min-label-width="7.62cm" text:min-label-distance="0.318cm" fo:text-align="end"/>
        <style:text-properties style:font-name="Verdana1"/>
      </text:list-level-style-bullet>
      <text:list-level-style-bullet text:level="7" text:style-name="List1Level6" text:bullet-char="●">
        <style:list-level-properties text:space-before="8.255cm" text:min-label-width="0.635cm"/>
        <style:text-properties style:font-name="Verdana1"/>
      </text:list-level-style-bullet>
      <text:list-level-style-bullet text:level="8" text:style-name="List1Level7" text:bullet-char="○">
        <style:list-level-properties text:space-before="9.525cm" text:min-label-width="0.635cm"/>
        <style:text-properties style:font-name="Verdana1"/>
      </text:list-level-style-bullet>
      <text:list-level-style-bullet text:level="9" text:style-name="List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Verdana1"/>
      </text:list-level-style-bullet>
      <text:list-level-style-bullet text:level="2" text:style-name="List2Level1" text:bullet-char="○">
        <style:list-level-properties text:space-before="1.905cm" text:min-label-width="0.635cm"/>
        <style:text-properties style:font-name="Verdana1"/>
      </text:list-level-style-bullet>
      <text:list-level-style-bullet text:level="3" text:style-name="List2Level2" text:bullet-char="■">
        <style:list-level-properties text:min-label-width="3.81cm" text:min-label-distance="0.318cm" fo:text-align="end"/>
        <style:text-properties style:font-name="Verdana1"/>
      </text:list-level-style-bullet>
      <text:list-level-style-bullet text:level="4" text:style-name="List2Level3" text:bullet-char="●">
        <style:list-level-properties text:space-before="4.445cm" text:min-label-width="0.635cm"/>
        <style:text-properties style:font-name="Verdana1"/>
      </text:list-level-style-bullet>
      <text:list-level-style-bullet text:level="5" text:style-name="List2Level4" text:bullet-char="○">
        <style:list-level-properties text:space-before="5.715cm" text:min-label-width="0.635cm"/>
        <style:text-properties style:font-name="Verdana1"/>
      </text:list-level-style-bullet>
      <text:list-level-style-bullet text:level="6" text:style-name="List2Level5" text:bullet-char="■">
        <style:list-level-properties text:min-label-width="7.62cm" text:min-label-distance="0.318cm" fo:text-align="end"/>
        <style:text-properties style:font-name="Verdana1"/>
      </text:list-level-style-bullet>
      <text:list-level-style-bullet text:level="7" text:style-name="List2Level6" text:bullet-char="●">
        <style:list-level-properties text:space-before="8.255cm" text:min-label-width="0.635cm"/>
        <style:text-properties style:font-name="Verdana1"/>
      </text:list-level-style-bullet>
      <text:list-level-style-bullet text:level="8" text:style-name="List2Level7" text:bullet-char="○">
        <style:list-level-properties text:space-before="9.525cm" text:min-label-width="0.635cm"/>
        <style:text-properties style:font-name="Verdana1"/>
      </text:list-level-style-bullet>
      <text:list-level-style-bullet text:level="9" text:style-name="List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1cm" fo:margin-top="1cm" fo:margin-bottom="1cm" fo:margin-left="1cm" fo:margin-right="1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meta:editing-cycles>12</meta:editing-cycles>
    <dc:date>2013-01-20T21:38:40</dc:date>
    <meta:editing-duration>PT2H24M51S</meta:editing-duration>
    <meta:document-statistic meta:table-count="0" meta:image-count="0" meta:object-count="0" meta:page-count="18" meta:paragraph-count="170" meta:word-count="4628" meta:character-count="27369" meta:non-whitespace-character-count="22877"/>
  </office:meta>
</office:document-meta>
</file>